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margin-top="0cm" fo:margin-bottom="0.353cm" loext:contextual-spacing="false" fo:line-height="100%"/>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15%"/>
    </style:style>
    <style:style style:name="P5" style:family="paragraph" style:parent-style-name="Standard">
      <style:paragraph-properties fo:margin-left="5.08cm" fo:margin-right="0cm" fo:margin-top="0cm" fo:margin-bottom="0cm" loext:contextual-spacing="false" fo:line-height="100%" fo:text-indent="1.27cm" style:auto-text-indent="false"/>
      <style:text-properties fo:font-weight="bold" style:font-weight-asian="bold"/>
    </style:style>
    <style:style style:name="P6" style:family="paragraph" style:parent-style-name="Standard">
      <style:paragraph-properties fo:margin-top="0cm" fo:margin-bottom="0cm" loext:contextual-spacing="false" fo:line-height="100%"/>
      <style:text-properties fo:font-weight="bold" style:font-weight-asian="bold"/>
    </style:style>
    <style:style style:name="P7" style:family="paragraph" style:parent-style-name="Standard">
      <style:paragraph-properties fo:line-height="100%"/>
      <style:text-properties fo:font-weight="bold" style:font-weight-asian="bold"/>
    </style:style>
    <style:style style:name="P8" style:family="paragraph" style:parent-style-name="Subtitle" style:master-page-name="Standard">
      <style:paragraph-properties style:page-number="1"/>
      <style:text-properties fo:color="#000000" fo:font-size="18pt" style:font-size-asian="18pt" style:font-size-complex="18pt"/>
    </style:style>
    <style:style style:name="T1" style:family="text">
      <style:text-properties fo:font-weight="bold" style:font-weight-asian="bold"/>
    </style:style>
    <style:style style:name="T2" style:family="text">
      <style:text-properties fo:color="#0000ff" fo:font-weight="bold" style:font-weight-asian="bold"/>
    </style:style>
    <style:style style:name="T3" style:family="text">
      <style:text-properties fo:color="#ff0000" fo:font-weight="bold" style:font-weight-asian="bold"/>
    </style:style>
    <style:style style:name="T4" style:family="text">
      <style:text-properties officeooo:rsid="0002382f"/>
    </style:style>
    <style:style style:name="T5" style:family="text">
      <style:text-properties officeooo:rsid="00043a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6rsh544uxn39"/>Description of all classes, variables, methods</text:p>
      <text:p text:style-name="Standard">Intro to Point class: All the non-main objects (Avatar, Pellet, Wall) store their locations in Point form or an arraylist containing elements of Point form (when the object has several locations). Using Point (as opposed to an array with two numbers) has an advantage: one Point can easily be compared to another point using the .equals() method.</text:p>
      <text:p text:style-name="Standard">There are also other useful methods, which can be seen in the Point documentation online. The way to import Point is “import java.awt.point;” </text:p>
      <text:p text:style-name="Heading_20_3"><text:bookmark text:name="_x5ug0jarpyow"/>Avatar class: </text:p>
      <text:p text:style-name="P2">The avatar class contains 2 variables which show the coordinate location of the avatar and the score (so basically the number of pellets collected). The purpose of the methods is to return or change these two variables.</text:p>
      <text:p text:style-name="P2"><text:span text:style-name="T1">location</text:span> - This variable stores the coordinate location of the avatar in Point form, so this variable is of type Point. Currently, the location is set by default to (1, 1), so the avatar will always start the level at (1, 1).</text:p>
      <text:p text:style-name="P2"><text:span text:style-name="T1">score</text:span> - This variable stores the score of the avatar. The score increases by 1 for each pellet consumed. When the player moves to a new location, we check to see if the avatar location is the same as one of the pellet locations. If the locations overlap, we increase the score of the avatar by one and remove that location from the Pellet location ArrayList.</text:p>
      <text:p text:style-name="P2"><text:span text:style-name="T1">move(String direction)</text:span> - the “direction” is the input from the player, so “w”, “a”, “s”, “d”. This method sees which key the user pressed, and will change the avatar location accordingly. If an invalid key is pressed, the user will be notified.</text:p>
      <text:p text:style-name="P2"><text:span text:style-name="T1">reverseMove(String direction)</text:span> - this method will take the avatar back to its previous location. So if the avatar moves somewhere, and that location contains a wall, this method is used to move the avatar back to its previous location.</text:p>
      <text:p text:style-name="P2"><text:span text:style-name="T1">getLocation()</text:span> - <text:s/>returns the location of the avatar in Point form</text:p>
      <text:p text:style-name="P2"><text:span text:style-name="T1">getScore()</text:span> - <text:s/>returns the score of the avatar in int form.</text:p>
      <text:p text:style-name="P2"><text:span text:style-name="T1">updateScore(int n)</text:span> - increases the point variable of the avatar by n.</text:p>
      <text:p text:style-name="Heading_20_3"><text:bookmark text:name="_85d3r57ox18m"/>Pellet class: </text:p>
      <text:p text:style-name="P3">By pellet, we mean the white dots that pacman collects in the original game. The pellet class contains only one variable, which is an ArrayList that contains all the coordinates (in Point form) that contains pellets.</text:p>
      <text:p text:style-name="P3"/>
      <text:p text:style-name="P3"><text:span text:style-name="T1">location</text:span> - an ArrayList that contains coordinates in Point form. Each Point shows the location of a single pellet. </text:p>
      <text:p text:style-name="P3"/>
      <text:p text:style-name="P3"><text:span text:style-name="T1">overlapsWith(Avatar avatar)</text:span> - this method checks if the avatar’s location Point is the same as any of the Points in it’s own location ArrayList. If one of the Points in the ArrayList matches, the method will return true. </text:p>
      <text:p text:style-name="P3"/>
      <text:p text:style-name="P3"><text:soft-page-break/><text:span text:style-name="T1">removePellet(Point p)</text:span> - removes the specified point from the location ArrayList. This is used when the avatar location overlaps with a pellet location.</text:p>
      <text:p text:style-name="P3"/>
      <text:p text:style-name="P4"><text:span text:style-name="T1">generatePellet(int Height, int Width) </text:span>- <text:s/>This method adds all the locations that do not overlap with avatar and wall into the location ArrayList.</text:p>
      <text:p text:style-name="Standard">So visually, <text:span text:style-name="T4">t</text:span>he method adds pellets to all points in the level that are not occupied by a wall or the avatar. The dimensions of the level are the parameters.</text:p>
      <text:p text:style-name="P4">For example, suppose this method is used and we specify that the dimensions are 5x5. This is a visual of all the points in the level:<text:tab/><text:tab/></text:p>
      <text:p text:style-name="P5">* <text:s/>* <text:s/>* <text:s/>* <text:s/>*</text:p>
      <text:p text:style-name="P3"><text:span text:style-name="T1"><text:tab/><text:tab/><text:tab/><text:tab/><text:tab/>* <text:s/></text:span><text:span text:style-name="T2">* </text:span><text:span text:style-name="T3"><text:s/>* <text:s/>*</text:span><text:span text:style-name="T1"> <text:s/>*</text:span></text:p>
      <text:p text:style-name="P3"><text:span text:style-name="T1"><text:tab/><text:tab/><text:tab/><text:tab/><text:tab/>* <text:s/></text:span><text:span text:style-name="T3">* <text:s/>* <text:s/>*</text:span><text:span text:style-name="T1"> <text:s/>*</text:span></text:p>
      <text:p text:style-name="P3"><text:span text:style-name="T1"><text:tab/><text:tab/><text:tab/><text:tab/><text:tab/>* <text:s/></text:span><text:span text:style-name="T3">* <text:s/>* <text:s/>*</text:span><text:span text:style-name="T1"> <text:s/>* </text:span></text:p>
      <text:p text:style-name="P6"><text:tab/><text:tab/><text:tab/><text:tab/><text:tab/>* <text:s/>* <text:s/>* <text:s/>* <text:s/>*</text:p>
      <text:p text:style-name="P3">The black points represent the locations of the walls. The blue point represents the location of the avatar. The method adds all the unoccupied points <text:span text:style-name="T4">(red)</text:span> into it’s location ArrayList. This is the same as saying that the method fills all the non occupied locations with pellets.</text:p>
      <text:p text:style-name="P3"/>
      <text:p text:style-name="Heading_20_3"><text:bookmark text:name="_u19ku0nodmx"/>Wall Class</text:p>
      <text:p text:style-name="Standard"><text:span text:style-name="T1">location</text:span> - an ArrayList that contains coordinates in Point form. Each coordinate indicates the location of a single wall. </text:p>
      <text:p text:style-name="Standard"/>
      <text:p text:style-name="Standard"><text:span text:style-name="T1">overlapsWith(Avatar avatar)</text:span> - This method checks to see if any of it’s Points in the location ArrayList is the same as the Point from Avatar location. It will return true of false accordingly.</text:p>
      <text:p text:style-name="Standard"/>
      <text:p text:style-name="Standard"><text:span text:style-name="T1">generateWall(int height, int width)</text:span> - <text:s/>Takes the dimensions of the level as input and fills the location ArrayList with the ‘outer points’ of the level. For example, in a 5x5 level, the coordinates of the black points would be added to the location ArrayList, as shown below</text:p>
      <text:p text:style-name="Standard"><text:tab/><text:tab/><text:tab/><text:tab/><text:tab/><text:span text:style-name="T1">* <text:s/>* <text:s/>* <text:s/>* <text:s/>*</text:span></text:p>
      <text:p text:style-name="P1"><text:span text:style-name="T1"><text:tab/><text:tab/><text:tab/><text:tab/><text:tab/>* <text:s/></text:span><text:span text:style-name="T2">* </text:span><text:span text:style-name="T3"><text:s/>* <text:s/>*</text:span><text:span text:style-name="T1"> <text:s/>*</text:span></text:p>
      <text:p text:style-name="P1"><text:span text:style-name="T1"><text:tab/><text:tab/><text:tab/><text:tab/><text:tab/>* <text:s/></text:span><text:span text:style-name="T3">* <text:s/>* <text:s/>*</text:span><text:span text:style-name="T1"> <text:s/>*</text:span></text:p>
      <text:p text:style-name="P1"><text:span text:style-name="T1"><text:tab/><text:tab/><text:tab/><text:tab/><text:tab/>* <text:s/></text:span><text:span text:style-name="T3">* <text:s/>* <text:s/>*</text:span><text:span text:style-name="T1"> <text:s/>* </text:span></text:p>
      <text:p text:style-name="P7"><text:tab/><text:tab/><text:tab/><text:tab/><text:tab/>* <text:s/>* <text:s/>* <text:s/>* <text:s/>*</text:p>
      <text:p text:style-name="Standard"/>
      <text:p text:style-name="Heading_20_3"><text:bookmark text:name="_v7g6t3jq0jwl"/>Main class</text:p>
      <text:p text:style-name="Standard">In the main class, we create instances of each of the three objects, and manipulate their methods and variables to run the game</text:p>
      <text:p text:style-name="Standard"/>
      <text:p text:style-name="Standard"><text:span text:style-name="T1">avatar</text:span> - as the name implies, this variable is an object of type Avatar. So all the variables and methods of Avatar class can be accessed and used with this variable.</text:p>
      <text:p text:style-name="Standard"/>
      <text:p text:style-name="Standard"><text:span text:style-name="T1">pellet </text:span>- this variable is of type Pellet. So all the variables and methods of Pellet class can be accessed and used with this variable.</text:p>
      <text:p text:style-name="Standard"><text:soft-page-break/></text:p>
      <text:p text:style-name="Standard"><text:span text:style-name="T1">wall</text:span> - this variable is of type Wall. So all the variables and methods of Wall class can be accessed and used with this variable.</text:p>
      <text:p text:style-name="Standard"/>
      <text:p text:style-name="Standard"><text:span text:style-name="T1">initialize()</text:span> - creates new objects of type Avatar, Pellet and Wall for the avatar, pellet, and wall variables. Then it generates pellets and walls using the generatePellet() and generateWall() methods.</text:p>
      <text:p text:style-name="Standard"/>
      <text:p text:style-name="Standard"><text:span text:style-name="T1">getInputAndMove() -</text:span> <text:span text:style-name="T5">prompts</text:span> user for input, then moves avatar in specified direction. If there is a wall in that location, the avatar is moved back to it’s previous location and notified that there is a wall.</text:p>
      <text:p text:style-name="Standard"/>
      <text:p text:style-name="Standard"><text:span text:style-name="T1">updateScore() -</text:span> If the avatar location overlaps with one of the pellet locations, that Point is removed from the pellet location ArrayList and the avatar’s score is updated.</text:p>
      <text:p text:style-name="Standard"/>
      <text:p text:style-name="Standard"><text:span text:style-name="T1">printCurrentState() -</text:span> displays the avatar location and scor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2T09:31:56.813161018</dc:date>
    <meta:editing-duration>PT23M8S</meta:editing-duration>
    <meta:editing-cycles>3</meta:editing-cycles>
    <meta:generator>LibreOffice/6.0.7.3$Linux_X86_64 LibreOffice_project/00m0$Build-3</meta:generator>
    <meta:document-statistic meta:table-count="0" meta:image-count="0" meta:object-count="0" meta:page-count="3" meta:paragraph-count="44" meta:word-count="951" meta:character-count="5440" meta:non-whitespace-character-count="4434"/>
  </office:meta>
</office:document-meta>
</file>